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E6000002EEA16D32E2E387C21D.png" manifest:media-type="image/png"/>
  <manifest:file-entry manifest:full-path="Pictures/10000001000000C0000000C03C3C3099D8C45AD7.png" manifest:media-type="image/png"/>
  <manifest:file-entry manifest:full-path="Pictures/10000001000000A0000000A09ECEE02BC6A9FC0B.png" manifest:media-type="image/png"/>
  <manifest:file-entry manifest:full-path="Pictures/100000010000014000000140CF310A5B135ABE99.png" manifest:media-type="image/png"/>
  <manifest:file-entry manifest:full-path="Pictures/10000001000000A0000000A07BB05BCE5981B5C9.png" manifest:media-type="image/png"/>
  <manifest:file-entry manifest:full-path="Pictures/1000000100000140000001403A3E1761183659C3.png" manifest:media-type="image/png"/>
  <manifest:file-entry manifest:full-path="Pictures/100000010000014000000140CAD78A998F2ED85A.png" manifest:media-type="image/png"/>
  <manifest:file-entry manifest:full-path="Pictures/100000010000012C0000012C57B16C21F333A7E6.png" manifest:media-type="image/png"/>
  <manifest:file-entry manifest:full-path="Pictures/1000000100000190000001904BB3DD21FAD28E9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mazon Ember" svg:font-family="'Amazon Ember'" style:font-family-generic="modern" style:font-pitch="fixed"/>
    <style:font-face style:name="Amazon Ember1" svg:font-family="'Amazon Ember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微軟正黑體" svg:font-family="微軟正黑體" style:font-family-generic="system" style:font-pitch="variable"/>
    <style:font-face style:name="微軟正黑體1" svg:font-family="微軟正黑體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2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17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8" style:family="graphic" style:parent-style-name="standard">
      <style:graphic-properties draw:stroke="solid" svg:stroke-width="0.035cm" svg:stroke-color="#8fa7c4" draw:marker-end="msArrowOpenEnd_20_4_20_35" draw:marker-end-width="0.245cm" draw:marker-end-center="false" draw:stroke-linejoin="miter" svg:stroke-linecap="butt" draw:fill="none" draw:textarea-vertical-align="top" draw:auto-grow-height="false" fo:min-height="0cm" fo:min-width="0.55cm" fo:padding-top="0.125cm" fo:padding-bottom="0.125cm" fo:padding-left="0.25cm" fo:padding-right="0.25cm" fo:wrap-option="wrap"/>
    </style:style>
    <style:style style:name="gr19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25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6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3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>
      <style:graphic-properties draw:stroke="solid" svg:stroke-width="0.106cm" svg:stroke-color="#8fa7c4" draw:marker-start-width="0.306cm" draw:marker-end="線條箭頭_20_1" draw:marker-end-width="0.351cm" draw:marker-end-center="false" draw:stroke-linejoin="miter" svg:stroke-linecap="butt" draw:fill="none" draw:textarea-vertical-align="top" draw:auto-grow-height="false" fo:min-height="0cm" fo:min-width="2.055cm" fo:padding-top="0.16cm" fo:padding-bottom="0.16cm" fo:padding-left="0.285cm" fo:padding-right="0.285cm" fo:wrap-option="wrap"/>
    </style:style>
    <style:style style:name="gr42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43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>
      <style:graphic-properties draw:stroke="solid" svg:stroke-width="0.035cm" svg:stroke-color="#8fa7c4" draw:marker-end="msArrowOpenEnd_20_4_20_35" draw:marker-end-width="0.245cm" draw:marker-end-center="false" draw:stroke-linejoin="miter" svg:stroke-linecap="butt" draw:fill="none" draw:textarea-vertical-align="top" draw:auto-grow-height="false" fo:min-height="0cm" fo:min-width="0.868cm" fo:padding-top="0.125cm" fo:padding-bottom="0.125cm" fo:padding-left="0.25cm" fo:padding-right="0.25cm" fo:wrap-option="wrap"/>
    </style:style>
    <style:style style:name="gr46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>
      <style:graphic-properties draw:stroke="solid" svg:stroke-width="0.035cm" svg:stroke-color="#8fa7c4" draw:marker-end="msArrowOpenEnd_20_4_20_35" draw:marker-end-width="0.245cm" draw:marker-end-center="false" draw:stroke-linejoin="miter" svg:stroke-linecap="butt" draw:fill="none" draw:textarea-vertical-align="top" draw:auto-grow-height="false" fo:min-height="0cm" fo:min-width="2.125cm" fo:padding-top="0.125cm" fo:padding-bottom="0.125cm" fo:padding-left="0.25cm" fo:padding-right="0.25cm" fo:wrap-option="wrap"/>
    </style:style>
    <style:style style:name="gr54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pr1" style:family="presentation" style:parent-style-name="General_5f_DB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General_5f_DB-notes">
      <style:graphic-properties draw:fill-color="#ffffff" fo:min-height="13.829cm"/>
      <style:paragraph-properties style:writing-mode="lr-tb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3" style:family="paragraph">
      <style:paragraph-properties fo:margin-left="0.127cm" fo:margin-right="0cm" fo:margin-top="0cm" fo:margin-bottom="0cm" fo:line-height="100%" fo:text-align="start" fo:text-indent="0cm" style:punctuation-wrap="simple" style:writing-mode="lr-tb"/>
      <style:text-properties fo:font-size="14.8999996185303pt"/>
    </style:style>
    <style:style style:name="P4" style:family="paragraph">
      <loext:graphic-properties draw:fill="none"/>
      <style:paragraph-properties fo:margin-left="0.127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4.8999996185303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  <style:paragraph-properties style:writing-mode="lr-tb"/>
      <style:text-properties style:font-size-asian="22pt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font-size="14.8999996185303pt"/>
    </style:style>
    <style:style style:name="P8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4.8999996185303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cm" fo:margin-bottom="0cm" fo:line-height="100%" fo:text-align="center" style:punctuation-wrap="simple" style:writing-mode="lr-tb"/>
      <style:text-properties fo:font-size="14.8999996185303pt"/>
    </style:style>
    <style:style style:name="P11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14.8999996185303pt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.8999996185303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.8999996185303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top="0cm" fo:margin-bottom="0cm" fo:line-height="100%" fo:text-align="center" style:punctuation-wrap="hanging" style:writing-mode="lr-tb"/>
      <style:text-properties fo:font-size="14.8999996185303pt"/>
    </style:style>
    <style:style style:name="P15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4.8999996185303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Arial" style:font-size-complex="28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fo:font-variant="normal" fo:text-transform="none" fo:color="#6bae3d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letter-kerning="true" fo:background-color="transparent" style:font-name-asian="Amazon Ember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Amazon Ember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6bae3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xample: Git to S3 Webhooks" draw:style-name="dp1" draw:master-page-name="General_5f_DB" presentation:presentation-page-layout-name="AL1T0">
        <draw:frame draw:name="Title 3" presentation:style-name="pr1" draw:text-style-name="P2" draw:layer="layout" svg:width="26.892cm" svg:height="1.479cm" svg:x="0cm" svg:y="0.095cm" presentation:class="title" presentation:user-transformed="true">
          <draw:text-box>
            <text:p text:style-name="P1"><text:span text:style-name="T1">serverless framework</text:span></text:p>
          </draw:text-box>
        </draw:frame>
        <draw:custom-shape draw:name="Rectangle 1" draw:style-name="gr1" draw:text-style-name="P4" draw:layer="layout" svg:width="17.149cm" svg:height="10.324cm" svg:x="10.151cm" svg:y="2.54cm">
          <text:p text:style-name="P3"><text:span text:style-name="T2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" draw:style-name="gr2" draw:text-style-name="P5" draw:layer="layout" svg:width="1.078cm" svg:height="1.078cm" svg:x="0.587cm" svg:y="7.599cm">
          <draw:image xlink:href="Pictures/10000001000000C0000000C03C3C3099D8C45AD7.png" xlink:type="simple" xlink:show="embed" xlink:actuate="onLoad" draw:mime-type="image/png">
            <text:p/>
          </draw:image>
        </draw:frame>
        <draw:frame draw:name="Graphic 11" draw:style-name="gr3" draw:text-style-name="P5" draw:layer="layout" svg:width="0.874cm" svg:height="0.874cm" svg:x="10.151cm" svg:y="2.54cm">
          <draw:image xlink:href="Pictures/10000001000000A0000000A07BB05BCE5981B5C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21.107cm" svg:height="11.524cm" svg:x="1.679cm" svg:y="2.335cm" draw:page-number="1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" draw:style-name="dp1" draw:master-page-name="General_5f_DB">
        <draw:frame draw:name="Title 1" presentation:style-name="pr1" draw:text-style-name="P2" draw:layer="layout" svg:width="26.892cm" svg:height="1.479cm" svg:x="0cm" svg:y="0.095cm" presentation:class="title" presentation:user-transformed="true">
          <draw:text-box>
            <text:p text:style-name="P1"><text:span text:style-name="T1">serverless framework</text:span></text:p>
          </draw:text-box>
        </draw:frame>
        <draw:custom-shape draw:name="Rectangle 5" draw:style-name="gr5" draw:text-style-name="P4" draw:layer="layout" svg:width="17.149cm" svg:height="10.324cm" svg:x="10.151cm" svg:y="2.54cm">
          <text:p text:style-name="P3"><text:span text:style-name="T2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7" draw:style-name="gr2" draw:text-style-name="P5" draw:layer="layout" svg:width="1.078cm" svg:height="1.078cm" svg:x="0.587cm" svg:y="7.599cm">
          <draw:image xlink:href="Pictures/10000001000000C0000000C03C3C3099D8C45AD7.png" xlink:type="simple" xlink:show="embed" xlink:actuate="onLoad" draw:mime-type="image/png">
            <text:p/>
          </draw:image>
        </draw:frame>
        <draw:frame draw:name="Graphic 19" draw:style-name="gr3" draw:text-style-name="P5" draw:layer="layout" svg:width="0.874cm" svg:height="0.874cm" svg:x="10.151cm" svg:y="2.54cm">
          <draw:image xlink:href="Pictures/10000001000000A0000000A07BB05BCE5981B5C9.png" xlink:type="simple" xlink:show="embed" xlink:actuate="onLoad" draw:mime-type="image/png">
            <text:p/>
          </draw:image>
        </draw:frame>
        <draw:custom-shape draw:name="Rectangle 6" draw:style-name="gr6" draw:text-style-name="P8" draw:layer="layout" svg:width="16.275cm" svg:height="9.45cm" svg:x="11.025cm" svg:y="3.414cm">
          <text:p text:style-name="P7"><text:span text:style-name="T3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0" draw:style-name="gr3" draw:text-style-name="P5" draw:layer="layout" svg:width="0.904cm" svg:height="1.05cm" svg:x="11.024cm" svg:y="3.414cm">
          <draw:image xlink:href="Pictures/10000001000000A0000000A09ECEE02BC6A9FC0B.png" xlink:type="simple" xlink:show="embed" xlink:actuate="onLoad" draw:mime-type="image/png">
            <text:p/>
          </draw:image>
        </draw:frame>
        <draw:line draw:style-name="gr7" draw:text-style-name="P9" draw:layer="layout" svg:x1="18.899cm" svg:y1="3.414cm" svg:x2="18.899cm" svg:y2="12.864cm">
          <text:p/>
        </draw:line>
        <draw:custom-shape draw:name="TextBox 20" draw:style-name="gr8" draw:text-style-name="P11" draw:layer="layout" svg:width="4.2cm" svg:height="1.263cm" svg:x="13.124cm" svg:y="4.464cm">
          <text:p text:style-name="P10"><text:span text:style-name="T2">Public subnet</text:span></text:p>
          <text:p text:style-name="P10"><text:span text:style-name="T2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9" draw:text-style-name="P11" draw:layer="layout" svg:width="4.355cm" svg:height="1.265cm" svg:x="20.955cm" svg:y="5.085cm">
          <text:p text:style-name="P10"><text:span text:style-name="T2">Private subnet</text:span></text:p>
          <text:p text:style-name="P10"><text:span text:style-name="T2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" draw:text-style-name="P9" draw:layer="layout" svg:x1="27.299cm" svg:y1="8.139cm" svg:x2="18.899cm" svg:y2="8.139cm">
          <text:p/>
        </draw:line>
        <draw:custom-shape draw:name="TextBox 22" draw:style-name="gr10" draw:text-style-name="P11" draw:layer="layout" svg:width="4.355cm" svg:height="1.265cm" svg:x="20.955cm" svg:y="9.53cm">
          <text:p text:style-name="P10"><text:span text:style-name="T2">Private subnet</text:span></text:p>
          <text:p text:style-name="P10"><text:span text:style-name="T2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21.107cm" svg:height="11.524cm" svg:x="1.679cm" svg:y="2.335cm" draw:page-number="2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3" draw:style-name="dp1" draw:master-page-name="General_5f_DB">
        <draw:frame draw:name="Title 7" presentation:style-name="pr1" draw:text-style-name="P2" draw:layer="layout" svg:width="26.892cm" svg:height="1.479cm" svg:x="0cm" svg:y="0.095cm" presentation:class="title" presentation:user-transformed="true">
          <draw:text-box>
            <text:p text:style-name="P1"><text:span text:style-name="T1">serverless framework</text:span></text:p>
          </draw:text-box>
        </draw:frame>
        <draw:custom-shape draw:name="Rectangle 3" draw:style-name="gr11" draw:text-style-name="P4" draw:layer="layout" svg:width="17.149cm" svg:height="10.324cm" svg:x="10.151cm" svg:y="2.54cm">
          <text:p text:style-name="P3"><text:span text:style-name="T2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" draw:style-name="gr2" draw:text-style-name="P5" draw:layer="layout" svg:width="1.078cm" svg:height="1.078cm" svg:x="0.587cm" svg:y="7.599cm">
          <draw:image xlink:href="Pictures/10000001000000C0000000C03C3C3099D8C45AD7.png" xlink:type="simple" xlink:show="embed" xlink:actuate="onLoad" draw:mime-type="image/png">
            <text:p/>
          </draw:image>
        </draw:frame>
        <draw:frame draw:name="Graphic 6" draw:style-name="gr3" draw:text-style-name="P5" draw:layer="layout" svg:width="0.874cm" svg:height="0.874cm" svg:x="10.151cm" svg:y="2.54cm">
          <draw:image xlink:href="Pictures/10000001000000A0000000A07BB05BCE5981B5C9.png" xlink:type="simple" xlink:show="embed" xlink:actuate="onLoad" draw:mime-type="image/png">
            <text:p/>
          </draw:image>
        </draw:frame>
        <draw:custom-shape draw:name="Rectangle 4" draw:style-name="gr12" draw:text-style-name="P8" draw:layer="layout" svg:width="16.275cm" svg:height="9.45cm" svg:x="11.025cm" svg:y="3.414cm">
          <text:p text:style-name="P7"><text:span text:style-name="T3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7" draw:style-name="gr3" draw:text-style-name="P5" draw:layer="layout" svg:width="0.904cm" svg:height="1.05cm" svg:x="11.024cm" svg:y="3.414cm">
          <draw:image xlink:href="Pictures/10000001000000A0000000A09ECEE02BC6A9FC0B.png" xlink:type="simple" xlink:show="embed" xlink:actuate="onLoad" draw:mime-type="image/png">
            <text:p/>
          </draw:image>
        </draw:frame>
        <draw:frame draw:name="Graphic 8" draw:style-name="gr3" draw:text-style-name="P5" draw:layer="layout" svg:width="1.019cm" svg:height="0.957cm" svg:x="6.648cm" svg:y="7.193cm">
          <draw:image xlink:href="Pictures/100000010000014000000140CAD78A998F2ED85A.png" xlink:type="simple" xlink:show="embed" xlink:actuate="onLoad" draw:mime-type="image/png">
            <text:p/>
          </draw:image>
        </draw:frame>
        <draw:line draw:style-name="gr7" draw:text-style-name="P9" draw:layer="layout" svg:x1="18.899cm" svg:y1="3.414cm" svg:x2="18.899cm" svg:y2="12.864cm">
          <text:p/>
        </draw:line>
        <draw:custom-shape draw:name="TextBox 5" draw:style-name="gr13" draw:text-style-name="P11" draw:layer="layout" svg:width="4.2cm" svg:height="1.263cm" svg:x="13.124cm" svg:y="4.464cm">
          <text:p text:style-name="P10"><text:span text:style-name="T2">Public subnet</text:span></text:p>
          <text:p text:style-name="P10"><text:span text:style-name="T2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4" draw:text-style-name="P11" draw:layer="layout" svg:width="4.355cm" svg:height="1.265cm" svg:x="20.955cm" svg:y="5.085cm">
          <text:p text:style-name="P10"><text:span text:style-name="T2">Private subnet</text:span></text:p>
          <text:p text:style-name="P10"><text:span text:style-name="T2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" draw:text-style-name="P9" draw:layer="layout" svg:x1="27.299cm" svg:y1="8.139cm" svg:x2="18.899cm" svg:y2="8.139cm">
          <text:p/>
        </draw:line>
        <draw:custom-shape draw:name="TextBox 7" draw:style-name="gr15" draw:text-style-name="P11" draw:layer="layout" svg:width="4.355cm" svg:height="1.265cm" svg:x="20.955cm" svg:y="9.53cm">
          <text:p text:style-name="P10"><text:span text:style-name="T2">Private subnet</text:span></text:p>
          <text:p text:style-name="P10"><text:span text:style-name="T2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6" draw:text-style-name="P13" draw:layer="layout" svg:width="2.183cm" svg:height="0.756cm" svg:x="6.019cm" svg:y="8.122cm">
          <text:p text:style-name="P12"><text:span text:style-name="T4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21.107cm" svg:height="11.524cm" svg:x="1.679cm" svg:y="2.335cm" draw:page-number="3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4" draw:style-name="dp1" draw:master-page-name="General_5f_DB">
        <draw:frame draw:name="Title 2" presentation:style-name="pr1" draw:text-style-name="P2" draw:layer="layout" svg:width="26.892cm" svg:height="1.479cm" svg:x="0cm" svg:y="0.095cm" presentation:class="title" presentation:user-transformed="true">
          <draw:text-box>
            <text:p text:style-name="P1"><text:span text:style-name="T1">serverless framework</text:span></text:p>
          </draw:text-box>
        </draw:frame>
        <draw:custom-shape draw:name="Rectangle 7" draw:style-name="gr17" draw:text-style-name="P4" draw:layer="layout" svg:width="17.149cm" svg:height="10.324cm" svg:x="10.151cm" svg:y="2.54cm">
          <text:p text:style-name="P3"><text:span text:style-name="T2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5" draw:style-name="gr2" draw:text-style-name="P5" draw:layer="layout" svg:width="1.078cm" svg:height="1.078cm" svg:x="0.587cm" svg:y="7.599cm">
          <draw:image xlink:href="Pictures/10000001000000C0000000C03C3C3099D8C45AD7.png" xlink:type="simple" xlink:show="embed" xlink:actuate="onLoad" draw:mime-type="image/png">
            <text:p/>
          </draw:image>
        </draw:frame>
        <draw:custom-shape draw:name="Straight Arrow Connector 16" draw:style-name="gr18" draw:text-style-name="P5" draw:layer="layout" svg:width="1.05cm" svg:height="0.001cm" svg:x="1.89cm" svg:y="8.187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27" draw:style-name="gr3" draw:text-style-name="P5" draw:layer="layout" svg:width="0.874cm" svg:height="0.874cm" svg:x="10.151cm" svg:y="2.54cm">
          <draw:image xlink:href="Pictures/10000001000000A0000000A07BB05BCE5981B5C9.png" xlink:type="simple" xlink:show="embed" xlink:actuate="onLoad" draw:mime-type="image/png">
            <text:p/>
          </draw:image>
        </draw:frame>
        <draw:custom-shape draw:name="Rectangle 8" draw:style-name="gr19" draw:text-style-name="P8" draw:layer="layout" svg:width="16.275cm" svg:height="9.45cm" svg:x="11.025cm" svg:y="3.414cm">
          <text:p text:style-name="P7"><text:span text:style-name="T3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8" draw:style-name="gr3" draw:text-style-name="P5" draw:layer="layout" svg:width="0.904cm" svg:height="1.05cm" svg:x="11.024cm" svg:y="3.414cm">
          <draw:image xlink:href="Pictures/10000001000000A0000000A09ECEE02BC6A9FC0B.png" xlink:type="simple" xlink:show="embed" xlink:actuate="onLoad" draw:mime-type="image/png">
            <text:p/>
          </draw:image>
        </draw:frame>
        <draw:frame draw:name="Graphic 29" draw:style-name="gr3" draw:text-style-name="P5" draw:layer="layout" svg:width="0.877cm" svg:height="0.871cm" svg:x="3.536cm" svg:y="7.275cm">
          <draw:image xlink:href="Pictures/100000010000014000000140CF310A5B135ABE99.png" xlink:type="simple" xlink:show="embed" xlink:actuate="onLoad" draw:mime-type="image/png">
            <text:p/>
          </draw:image>
        </draw:frame>
        <draw:custom-shape draw:name="TextBox 26" draw:style-name="gr20" draw:text-style-name="P15" draw:layer="layout" svg:width="2.639cm" svg:height="1.263cm" svg:x="2.666cm" svg:y="7.627cm">
          <text:p text:style-name="P14"><text:span text:style-name="T5"><text:s/></text:span><text:span text:style-name="T5">CloudFro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0" draw:style-name="gr3" draw:text-style-name="P5" draw:layer="layout" svg:width="1.019cm" svg:height="0.957cm" svg:x="6.648cm" svg:y="7.193cm">
          <draw:image xlink:href="Pictures/100000010000014000000140CAD78A998F2ED85A.png" xlink:type="simple" xlink:show="embed" xlink:actuate="onLoad" draw:mime-type="image/png">
            <text:p/>
          </draw:image>
        </draw:frame>
        <draw:custom-shape draw:name="Straight Arrow Connector 18" draw:style-name="gr18" draw:text-style-name="P5" draw:layer="layout" svg:width="1.05cm" svg:height="0.001cm" svg:x="5.161cm" svg:y="8.25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7" draw:text-style-name="P9" draw:layer="layout" svg:x1="18.899cm" svg:y1="3.414cm" svg:x2="18.899cm" svg:y2="12.864cm">
          <text:p/>
        </draw:line>
        <draw:custom-shape draw:name="TextBox 28" draw:style-name="gr21" draw:text-style-name="P11" draw:layer="layout" svg:width="4.2cm" svg:height="1.263cm" svg:x="13.124cm" svg:y="4.464cm">
          <text:p text:style-name="P10"><text:span text:style-name="T2">Public subnet</text:span></text:p>
          <text:p text:style-name="P10"><text:span text:style-name="T2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22" draw:text-style-name="P11" draw:layer="layout" svg:width="4.355cm" svg:height="1.265cm" svg:x="20.955cm" svg:y="5.08cm">
          <text:p text:style-name="P10"><text:span text:style-name="T2">Private subnet</text:span></text:p>
          <text:p text:style-name="P10"><text:span text:style-name="T2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" draw:text-style-name="P9" draw:layer="layout" svg:x1="27.299cm" svg:y1="8.139cm" svg:x2="18.899cm" svg:y2="8.139cm">
          <text:p/>
        </draw:line>
        <draw:custom-shape draw:name="TextBox 30" draw:style-name="gr23" draw:text-style-name="P11" draw:layer="layout" svg:width="4.99cm" svg:height="1.265cm" svg:x="20.642cm" svg:y="9.566cm">
          <text:p text:style-name="P10"><text:span text:style-name="T2">Private subnet</text:span></text:p>
          <text:p text:style-name="P10"><text:span text:style-name="T2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24" draw:text-style-name="P13" draw:layer="layout" svg:width="2.183cm" svg:height="0.756cm" svg:x="6.019cm" svg:y="8.122cm">
          <text:p text:style-name="P12"><text:span text:style-name="T4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21.107cm" svg:height="11.524cm" svg:x="1.679cm" svg:y="2.335cm" draw:page-number="4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5" draw:style-name="dp1" draw:master-page-name="General_5f_DB">
        <draw:frame draw:name="Title 4" presentation:style-name="pr1" draw:text-style-name="P2" draw:layer="layout" svg:width="26.892cm" svg:height="1.479cm" svg:x="0cm" svg:y="0.095cm" presentation:class="title" presentation:user-transformed="true">
          <draw:text-box>
            <text:p text:style-name="P1"><text:span text:style-name="T1">serverless framework</text:span></text:p>
          </draw:text-box>
        </draw:frame>
        <draw:custom-shape draw:name="Rectangle 9" draw:style-name="gr25" draw:text-style-name="P4" draw:layer="layout" svg:width="17.149cm" svg:height="10.324cm" svg:x="10.151cm" svg:y="2.54cm">
          <text:p text:style-name="P3"><text:span text:style-name="T2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3" draw:style-name="gr2" draw:text-style-name="P5" draw:layer="layout" svg:width="1.078cm" svg:height="1.078cm" svg:x="0.587cm" svg:y="7.599cm">
          <draw:image xlink:href="Pictures/10000001000000C0000000C03C3C3099D8C45AD7.png" xlink:type="simple" xlink:show="embed" xlink:actuate="onLoad" draw:mime-type="image/png">
            <text:p/>
          </draw:image>
        </draw:frame>
        <draw:custom-shape draw:name="Straight Arrow Connector 21" draw:style-name="gr18" draw:text-style-name="P5" draw:layer="layout" svg:width="1.05cm" svg:height="0.001cm" svg:x="1.89cm" svg:y="8.187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35" draw:style-name="gr3" draw:text-style-name="P5" draw:layer="layout" svg:width="0.874cm" svg:height="0.874cm" svg:x="10.151cm" svg:y="2.54cm">
          <draw:image xlink:href="Pictures/10000001000000A0000000A07BB05BCE5981B5C9.png" xlink:type="simple" xlink:show="embed" xlink:actuate="onLoad" draw:mime-type="image/png">
            <text:p/>
          </draw:image>
        </draw:frame>
        <draw:custom-shape draw:name="Rectangle 10" draw:style-name="gr26" draw:text-style-name="P8" draw:layer="layout" svg:width="16.275cm" svg:height="9.45cm" svg:x="11.025cm" svg:y="3.414cm">
          <text:p text:style-name="P7"><text:span text:style-name="T3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6" draw:style-name="gr3" draw:text-style-name="P5" draw:layer="layout" svg:width="0.904cm" svg:height="1.05cm" svg:x="11.024cm" svg:y="3.414cm">
          <draw:image xlink:href="Pictures/10000001000000A0000000A09ECEE02BC6A9FC0B.png" xlink:type="simple" xlink:show="embed" xlink:actuate="onLoad" draw:mime-type="image/png">
            <text:p/>
          </draw:image>
        </draw:frame>
        <draw:frame draw:name="Graphic 37" draw:style-name="gr3" draw:text-style-name="P5" draw:layer="layout" svg:width="0.877cm" svg:height="0.871cm" svg:x="3.536cm" svg:y="7.275cm">
          <draw:image xlink:href="Pictures/100000010000014000000140CF310A5B135ABE99.png" xlink:type="simple" xlink:show="embed" xlink:actuate="onLoad" draw:mime-type="image/png">
            <text:p/>
          </draw:image>
        </draw:frame>
        <draw:custom-shape draw:name="TextBox 34" draw:style-name="gr27" draw:text-style-name="P15" draw:layer="layout" svg:width="2.639cm" svg:height="1.263cm" svg:x="2.666cm" svg:y="7.627cm">
          <text:p text:style-name="P14"><text:span text:style-name="T5"><text:s/></text:span><text:span text:style-name="T5">CloudFro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8" draw:style-name="gr3" draw:text-style-name="P5" draw:layer="layout" svg:width="1.019cm" svg:height="0.957cm" svg:x="6.648cm" svg:y="7.193cm">
          <draw:image xlink:href="Pictures/100000010000014000000140CAD78A998F2ED85A.png" xlink:type="simple" xlink:show="embed" xlink:actuate="onLoad" draw:mime-type="image/png">
            <text:p/>
          </draw:image>
        </draw:frame>
        <draw:custom-shape draw:name="Straight Arrow Connector 23" draw:style-name="gr18" draw:text-style-name="P5" draw:layer="layout" svg:width="1.05cm" svg:height="0.001cm" svg:x="5.161cm" svg:y="8.25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7" draw:text-style-name="P9" draw:layer="layout" svg:x1="18.899cm" svg:y1="3.414cm" svg:x2="18.899cm" svg:y2="12.864cm">
          <text:p/>
        </draw:line>
        <draw:custom-shape draw:name="TextBox 36" draw:style-name="gr28" draw:text-style-name="P11" draw:layer="layout" svg:width="4.2cm" svg:height="1.263cm" svg:x="13.124cm" svg:y="4.464cm">
          <text:p text:style-name="P10"><text:span text:style-name="T2">Public subnet</text:span></text:p>
          <text:p text:style-name="P10"><text:span text:style-name="T2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29" draw:text-style-name="P11" draw:layer="layout" svg:width="2.936cm" svg:height="2.277cm" svg:x="21.739cm" svg:y="5.412cm">
          <text:p text:style-name="P10"><text:span text:style-name="T2">Private subnet</text:span></text:p>
          <text:p text:style-name="P10"><text:span text:style-name="T2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" draw:text-style-name="P9" draw:layer="layout" svg:x1="27.299cm" svg:y1="8.139cm" svg:x2="18.899cm" svg:y2="8.139cm">
          <text:p/>
        </draw:line>
        <draw:custom-shape draw:name="TextBox 38" draw:style-name="gr30" draw:text-style-name="P11" draw:layer="layout" svg:width="2.936cm" svg:height="2.277cm" svg:x="21.739cm" svg:y="10.137cm">
          <text:p text:style-name="P10"><text:span text:style-name="T2">Private subnet</text:span></text:p>
          <text:p text:style-name="P10"><text:span text:style-name="T2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0" draw:style-name="gr3" draw:text-style-name="P5" draw:layer="layout" svg:width="1.749cm" svg:height="1.749cm" svg:x="19.571cm" svg:y="7.089cm">
          <draw:image xlink:href="Pictures/1000000100000140000001403A3E1761183659C3.png" xlink:type="simple" xlink:show="embed" xlink:actuate="onLoad" draw:mime-type="image/png">
            <text:p/>
          </draw:image>
        </draw:frame>
        <draw:custom-shape draw:name="TextBox 39" draw:style-name="gr31" draw:text-style-name="P15" draw:layer="layout" svg:width="5.151cm" svg:height="0.756cm" svg:x="17.849cm" svg:y="8.842cm">
          <text:p text:style-name="P14"><text:span text:style-name="T5">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32" draw:text-style-name="P13" draw:layer="layout" svg:width="2.183cm" svg:height="0.756cm" svg:x="6.019cm" svg:y="8.122cm">
          <text:p text:style-name="P12"><text:span text:style-name="T4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21.107cm" svg:height="11.524cm" svg:x="1.679cm" svg:y="2.335cm" draw:page-number="5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6" draw:style-name="dp1" draw:master-page-name="General_5f_DB">
        <draw:frame draw:name="Title 5" presentation:style-name="pr1" draw:text-style-name="P2" draw:layer="layout" svg:width="26.892cm" svg:height="1.479cm" svg:x="0cm" svg:y="0.095cm" presentation:class="title" presentation:user-transformed="true">
          <draw:text-box>
            <text:p text:style-name="P1"><text:span text:style-name="T1">serverless framework</text:span></text:p>
          </draw:text-box>
        </draw:frame>
        <draw:custom-shape draw:name="Rectangle 11" draw:style-name="gr33" draw:text-style-name="P4" draw:layer="layout" svg:width="17.149cm" svg:height="10.324cm" svg:x="10.151cm" svg:y="2.54cm">
          <text:p text:style-name="P3"><text:span text:style-name="T2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1" draw:style-name="gr2" draw:text-style-name="P5" draw:layer="layout" svg:width="1.078cm" svg:height="1.078cm" svg:x="0.587cm" svg:y="7.599cm">
          <draw:image xlink:href="Pictures/10000001000000C0000000C03C3C3099D8C45AD7.png" xlink:type="simple" xlink:show="embed" xlink:actuate="onLoad" draw:mime-type="image/png">
            <text:p/>
          </draw:image>
        </draw:frame>
        <draw:frame draw:name="Graphic 42" draw:style-name="gr3" draw:text-style-name="P5" draw:layer="layout" svg:width="0.992cm" svg:height="0.991cm" svg:x="15.253cm" svg:y="7.571cm">
          <draw:image xlink:href="Pictures/100000010000012C0000012C57B16C21F333A7E6.png" xlink:type="simple" xlink:show="embed" xlink:actuate="onLoad" draw:mime-type="image/png">
            <text:p/>
          </draw:image>
        </draw:frame>
        <draw:custom-shape draw:name="TextBox 41" draw:style-name="gr34" draw:text-style-name="P11" draw:layer="layout" svg:width="2.1cm" svg:height="0.756cm" svg:x="14.699cm" svg:y="8.562cm">
          <text:p text:style-name="P10"><text:span text:style-name="T2">Lamb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" draw:style-name="gr18" draw:text-style-name="P5" draw:layer="layout" svg:width="1.05cm" svg:height="0.001cm" svg:x="1.89cm" svg:y="8.187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43" draw:style-name="gr3" draw:text-style-name="P5" draw:layer="layout" svg:width="0.874cm" svg:height="0.874cm" svg:x="10.151cm" svg:y="2.54cm">
          <draw:image xlink:href="Pictures/10000001000000A0000000A07BB05BCE5981B5C9.png" xlink:type="simple" xlink:show="embed" xlink:actuate="onLoad" draw:mime-type="image/png">
            <text:p/>
          </draw:image>
        </draw:frame>
        <draw:custom-shape draw:name="Rectangle 12" draw:style-name="gr35" draw:text-style-name="P8" draw:layer="layout" svg:width="16.275cm" svg:height="9.45cm" svg:x="11.025cm" svg:y="3.414cm">
          <text:p text:style-name="P7"><text:span text:style-name="T3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4" draw:style-name="gr3" draw:text-style-name="P5" draw:layer="layout" svg:width="0.904cm" svg:height="1.05cm" svg:x="11.024cm" svg:y="3.414cm">
          <draw:image xlink:href="Pictures/10000001000000A0000000A09ECEE02BC6A9FC0B.png" xlink:type="simple" xlink:show="embed" xlink:actuate="onLoad" draw:mime-type="image/png">
            <text:p/>
          </draw:image>
        </draw:frame>
        <draw:frame draw:name="Graphic 45" draw:style-name="gr3" draw:text-style-name="P5" draw:layer="layout" svg:width="0.877cm" svg:height="0.871cm" svg:x="3.536cm" svg:y="7.275cm">
          <draw:image xlink:href="Pictures/100000010000014000000140CF310A5B135ABE99.png" xlink:type="simple" xlink:show="embed" xlink:actuate="onLoad" draw:mime-type="image/png">
            <text:p/>
          </draw:image>
        </draw:frame>
        <draw:custom-shape draw:name="TextBox 42" draw:style-name="gr36" draw:text-style-name="P15" draw:layer="layout" svg:width="2.639cm" svg:height="1.263cm" svg:x="2.666cm" svg:y="7.627cm">
          <text:p text:style-name="P14"><text:span text:style-name="T5"><text:s/></text:span><text:span text:style-name="T5">CloudFro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6" draw:style-name="gr3" draw:text-style-name="P5" draw:layer="layout" svg:width="1.019cm" svg:height="0.957cm" svg:x="6.648cm" svg:y="7.193cm">
          <draw:image xlink:href="Pictures/100000010000014000000140CAD78A998F2ED85A.png" xlink:type="simple" xlink:show="embed" xlink:actuate="onLoad" draw:mime-type="image/png">
            <text:p/>
          </draw:image>
        </draw:frame>
        <draw:custom-shape draw:name="Straight Arrow Connector 28" draw:style-name="gr18" draw:text-style-name="P5" draw:layer="layout" svg:width="1.05cm" svg:height="0.001cm" svg:x="5.161cm" svg:y="8.25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7" draw:text-style-name="P9" draw:layer="layout" svg:x1="18.899cm" svg:y1="3.414cm" svg:x2="18.899cm" svg:y2="12.864cm">
          <text:p/>
        </draw:line>
        <draw:custom-shape draw:name="TextBox 44" draw:style-name="gr37" draw:text-style-name="P11" draw:layer="layout" svg:width="4.2cm" svg:height="1.263cm" svg:x="13.124cm" svg:y="4.464cm">
          <text:p text:style-name="P10"><text:span text:style-name="T2">Public subnet</text:span></text:p>
          <text:p text:style-name="P10"><text:span text:style-name="T2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38" draw:text-style-name="P11" draw:layer="layout" svg:width="4.355cm" svg:height="1.265cm" svg:x="21.59cm" svg:y="5.085cm">
          <text:p text:style-name="P10"><text:span text:style-name="T2">Private subnet</text:span></text:p>
          <text:p text:style-name="P10"><text:span text:style-name="T2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" draw:text-style-name="P9" draw:layer="layout" svg:x1="27.299cm" svg:y1="8.139cm" svg:x2="18.899cm" svg:y2="8.139cm">
          <text:p/>
        </draw:line>
        <draw:custom-shape draw:name="TextBox 46" draw:style-name="gr39" draw:text-style-name="P11" draw:layer="layout" svg:width="4.931cm" svg:height="1.265cm" svg:x="21.59cm" svg:y="9.53cm">
          <text:p text:style-name="P10"><text:span text:style-name="T2">Private subnet</text:span></text:p>
          <text:p text:style-name="P10"><text:span text:style-name="T2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8" draw:style-name="gr3" draw:text-style-name="P5" draw:layer="layout" svg:width="1.749cm" svg:height="1.749cm" svg:x="19.571cm" svg:y="7.089cm">
          <draw:image xlink:href="Pictures/1000000100000140000001403A3E1761183659C3.png" xlink:type="simple" xlink:show="embed" xlink:actuate="onLoad" draw:mime-type="image/png">
            <text:p/>
          </draw:image>
        </draw:frame>
        <draw:custom-shape draw:name="TextBox 47" draw:style-name="gr40" draw:text-style-name="P15" draw:layer="layout" svg:width="5.151cm" svg:height="0.756cm" svg:x="17.849cm" svg:y="8.842cm">
          <text:p text:style-name="P14"><text:span text:style-name="T5">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41" draw:text-style-name="P5" draw:layer="layout" svg:width="2.625cm" svg:height="0.001cm" svg:x="16.8cm" svg:y="8.1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8" draw:style-name="gr42" draw:text-style-name="P13" draw:layer="layout" svg:width="2.183cm" svg:height="0.756cm" svg:x="6.019cm" svg:y="8.122cm">
          <text:p text:style-name="P12"><text:span text:style-name="T4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21.107cm" svg:height="11.524cm" svg:x="1.679cm" svg:y="2.335cm" draw:page-number="6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7" draw:style-name="dp1" draw:master-page-name="General_5f_DB">
        <draw:frame draw:name="Title 6" presentation:style-name="pr1" draw:text-style-name="P2" draw:layer="layout" svg:width="26.892cm" svg:height="1.479cm" svg:x="0cm" svg:y="0.095cm" presentation:class="title" presentation:user-transformed="true">
          <draw:text-box>
            <text:p text:style-name="P1"><text:span text:style-name="T1">serverless framework</text:span></text:p>
          </draw:text-box>
        </draw:frame>
        <draw:custom-shape draw:name="Rectangle 13" draw:style-name="gr43" draw:text-style-name="P4" draw:layer="layout" svg:width="17.149cm" svg:height="10.324cm" svg:x="10.151cm" svg:y="2.54cm">
          <text:p text:style-name="P3"><text:span text:style-name="T2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9" draw:style-name="gr2" draw:text-style-name="P5" draw:layer="layout" svg:width="1.078cm" svg:height="1.078cm" svg:x="0.587cm" svg:y="7.599cm">
          <draw:image xlink:href="Pictures/10000001000000C0000000C03C3C3099D8C45AD7.png" xlink:type="simple" xlink:show="embed" xlink:actuate="onLoad" draw:mime-type="image/png">
            <text:p/>
          </draw:image>
        </draw:frame>
        <draw:frame draw:name="Graphic 50" draw:style-name="gr3" draw:text-style-name="P5" draw:layer="layout" svg:width="0.992cm" svg:height="0.991cm" svg:x="15.253cm" svg:y="7.571cm">
          <draw:image xlink:href="Pictures/100000010000012C0000012C57B16C21F333A7E6.png" xlink:type="simple" xlink:show="embed" xlink:actuate="onLoad" draw:mime-type="image/png">
            <text:p/>
          </draw:image>
        </draw:frame>
        <draw:custom-shape draw:name="TextBox 49" draw:style-name="gr44" draw:text-style-name="P11" draw:layer="layout" svg:width="2.1cm" svg:height="0.756cm" svg:x="14.699cm" svg:y="8.562cm">
          <text:p text:style-name="P10"><text:span text:style-name="T2">Lamb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1" draw:style-name="gr18" draw:text-style-name="P5" draw:layer="layout" svg:width="1.05cm" svg:height="0.001cm" svg:x="1.89cm" svg:y="8.1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2" draw:style-name="gr45" draw:text-style-name="P5" draw:layer="layout" svg:width="1.368cm" svg:height="0.001cm" svg:x="7.937cm" svg:y="8.318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51" draw:style-name="gr3" draw:text-style-name="P5" draw:layer="layout" svg:width="0.874cm" svg:height="0.874cm" svg:x="10.151cm" svg:y="2.54cm">
          <draw:image xlink:href="Pictures/10000001000000A0000000A07BB05BCE5981B5C9.png" xlink:type="simple" xlink:show="embed" xlink:actuate="onLoad" draw:mime-type="image/png">
            <text:p/>
          </draw:image>
        </draw:frame>
        <draw:custom-shape draw:name="Rectangle 14" draw:style-name="gr46" draw:text-style-name="P8" draw:layer="layout" svg:width="16.275cm" svg:height="9.45cm" svg:x="11.025cm" svg:y="3.414cm">
          <text:p text:style-name="P7"><text:span text:style-name="T3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2" draw:style-name="gr3" draw:text-style-name="P5" draw:layer="layout" svg:width="0.904cm" svg:height="1.05cm" svg:x="11.024cm" svg:y="3.414cm">
          <draw:image xlink:href="Pictures/10000001000000A0000000A09ECEE02BC6A9FC0B.png" xlink:type="simple" xlink:show="embed" xlink:actuate="onLoad" draw:mime-type="image/png">
            <text:p/>
          </draw:image>
        </draw:frame>
        <draw:frame draw:name="Graphic 53" draw:style-name="gr3" draw:text-style-name="P5" draw:layer="layout" svg:width="0.877cm" svg:height="0.871cm" svg:x="3.536cm" svg:y="7.275cm">
          <draw:image xlink:href="Pictures/100000010000014000000140CF310A5B135ABE99.png" xlink:type="simple" xlink:show="embed" xlink:actuate="onLoad" draw:mime-type="image/png">
            <text:p/>
          </draw:image>
        </draw:frame>
        <draw:custom-shape draw:name="TextBox 50" draw:style-name="gr47" draw:text-style-name="P15" draw:layer="layout" svg:width="2.639cm" svg:height="1.263cm" svg:x="2.666cm" svg:y="7.627cm">
          <text:p text:style-name="P14"><text:span text:style-name="T5"><text:s/></text:span><text:span text:style-name="T5">CloudFro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4" draw:style-name="gr3" draw:text-style-name="P5" draw:layer="layout" svg:width="1.019cm" svg:height="0.957cm" svg:x="6.648cm" svg:y="7.193cm">
          <draw:image xlink:href="Pictures/100000010000014000000140CAD78A998F2ED85A.png" xlink:type="simple" xlink:show="embed" xlink:actuate="onLoad" draw:mime-type="image/png">
            <text:p/>
          </draw:image>
        </draw:frame>
        <draw:custom-shape draw:name="Straight Arrow Connector 33" draw:style-name="gr18" draw:text-style-name="P5" draw:layer="layout" svg:width="1.05cm" svg:height="0.001cm" svg:x="5.161cm" svg:y="8.25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55" draw:style-name="gr3" draw:text-style-name="P5" draw:layer="layout" svg:width="0.945cm" svg:height="0.945cm" svg:x="10.208cm" svg:y="7.279cm">
          <draw:image xlink:href="Pictures/1000000100000190000001904BB3DD21FAD28E97.png" xlink:type="simple" xlink:show="embed" xlink:actuate="onLoad" draw:mime-type="image/png">
            <text:p/>
          </draw:image>
        </draw:frame>
        <draw:custom-shape draw:name="TextBox 51" draw:style-name="gr48" draw:text-style-name="P15" draw:layer="layout" svg:width="2.782cm" svg:height="1.263cm" svg:x="9.292cm" svg:y="8.224cm">
          <text:p text:style-name="P14"><text:span text:style-name="T5">API Gatew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" draw:text-style-name="P9" draw:layer="layout" svg:x1="18.899cm" svg:y1="3.414cm" svg:x2="18.899cm" svg:y2="12.864cm">
          <text:p/>
        </draw:line>
        <draw:custom-shape draw:name="TextBox 52" draw:style-name="gr49" draw:text-style-name="P11" draw:layer="layout" svg:width="4.2cm" svg:height="1.263cm" svg:x="13.124cm" svg:y="4.464cm">
          <text:p text:style-name="P10"><text:span text:style-name="T2">Public subnet</text:span></text:p>
          <text:p text:style-name="P10"><text:span text:style-name="T2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50" draw:text-style-name="P11" draw:layer="layout" svg:width="4.931cm" svg:height="1.265cm" svg:x="21.104cm" svg:y="5.08cm">
          <text:p text:style-name="P10"><text:span text:style-name="T2">Private subnet</text:span></text:p>
          <text:p text:style-name="P10"><text:span text:style-name="T2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" draw:text-style-name="P9" draw:layer="layout" svg:x1="27.299cm" svg:y1="8.139cm" svg:x2="18.899cm" svg:y2="8.139cm">
          <text:p/>
        </draw:line>
        <draw:custom-shape draw:name="TextBox 54" draw:style-name="gr51" draw:text-style-name="P11" draw:layer="layout" svg:width="4.296cm" svg:height="1.265cm" svg:x="21.59cm" svg:y="10.16cm">
          <text:p text:style-name="P10"><text:span text:style-name="T2">Private subnet</text:span></text:p>
          <text:p text:style-name="P10"><text:span text:style-name="T2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6" draw:style-name="gr3" draw:text-style-name="P5" draw:layer="layout" svg:width="1.749cm" svg:height="1.749cm" svg:x="19.571cm" svg:y="7.089cm">
          <draw:image xlink:href="Pictures/1000000100000140000001403A3E1761183659C3.png" xlink:type="simple" xlink:show="embed" xlink:actuate="onLoad" draw:mime-type="image/png">
            <text:p/>
          </draw:image>
        </draw:frame>
        <draw:custom-shape draw:name="TextBox 55" draw:style-name="gr52" draw:text-style-name="P15" draw:layer="layout" svg:width="5.151cm" svg:height="0.756cm" svg:x="17.849cm" svg:y="8.842cm">
          <text:p text:style-name="P14"><text:span text:style-name="T5">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4" draw:style-name="gr41" draw:text-style-name="P5" draw:layer="layout" svg:width="2.625cm" svg:height="0.001cm" svg:x="16.8cm" svg:y="8.1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5" draw:style-name="gr53" draw:text-style-name="P5" draw:layer="layout" svg:width="2.625cm" svg:height="0.001cm" svg:x="11.883cm" svg:y="8.2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6" draw:style-name="gr54" draw:text-style-name="P13" draw:layer="layout" svg:width="2.183cm" svg:height="0.756cm" svg:x="6.019cm" svg:y="8.122cm">
          <text:p text:style-name="P12"><text:span text:style-name="T4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21.107cm" svg:height="11.524cm" svg:x="1.679cm" svg:y="2.335cm" draw:page-number="7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mazon Ember" svg:font-family="'Amazon Ember'" style:font-family-generic="modern" style:font-pitch="fixed"/>
    <style:font-face style:name="Amazon Ember1" svg:font-family="'Amazon Ember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微軟正黑體" svg:font-family="微軟正黑體" style:font-family-generic="system" style:font-pitch="variable"/>
    <style:font-face style:name="微軟正黑體1" svg:font-family="微軟正黑體" style:font-family-generic="modern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OpenEnd_20_4_20_35" draw:display-name="msArrowOpenEnd 4 35" svg:viewBox="0 0 350 250" svg:d="M175 0l175 223-38 27-112-152v152h-50v-152l-113 152-37-27z"/>
    <draw:marker draw:name="線條箭頭_20_1" draw:display-name="線條箭頭 1" svg:viewBox="0 0 20 40" svg:d="M0 40l10-40 10 4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eneral_5f_DB-background" style:display-name="General_DB-background" style:family="presentation">
      <style:graphic-properties draw:stroke="none" draw:fill="solid" draw:fill-color="#232f3e"/>
      <style:text-properties style:letter-kerning="true"/>
    </style:style>
    <style:style style:name="General_5f_DB-backgroundobjects" style:display-name="General_DB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eneral_5f_DB-notes" style:display-name="General_DB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General_5f_DB-outline1" style:display-name="General_DB-outline1" style:family="presentation">
      <style:graphic-properties draw:stroke="none" draw:fill="none" draw:auto-grow-height="false" draw:fit-to-size="false" style:shrink-to-fit="true">
        <text:list-style style:name="General_5f_DB-outline1" style:display-name="General_D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9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9.7999992370605pt" fo:letter-spacing="normal" fo:language="en" fo:country="US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General_5f_DB-outline2" style:display-name="General_DB-outline2" style:family="presentation" style:parent-style-name="General_5f_DB-outline1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Arial" fo:font-family="Arial" style:font-family-generic="swiss" style:font-pitch="variable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General_5f_DB-outline3" style:display-name="General_DB-outline3" style:family="presentation" style:parent-style-name="General_5f_DB-outline2">
      <style:paragraph-properties fo:margin-left="0cm" fo:margin-right="0cm" fo:margin-top="0.247cm" fo:margin-bottom="0cm" fo:line-height="9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Arial" fo:font-family="Arial" style:font-family-generic="swiss" style:font-pitch="variable" fo:font-size="13.1999998092651pt" fo:letter-spacing="normal" fo:font-style="normal" style:text-underline-style="none" fo:font-weight="normal" fo:background-color="transparent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General_5f_DB-outline4" style:display-name="General_DB-outline4" style:family="presentation" style:parent-style-name="General_5f_DB-outline3"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General_5f_DB-outline5" style:display-name="General_DB-outline5" style:family="presentation" style:parent-style-name="General_5f_DB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General_5f_DB-outline6" style:display-name="General_DB-outline6" style:family="presentation" style:parent-style-name="General_5f_DB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General_5f_DB-outline7" style:display-name="General_DB-outline7" style:family="presentation" style:parent-style-name="General_5f_DB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General_5f_DB-outline8" style:display-name="General_DB-outline8" style:family="presentation" style:parent-style-name="General_5f_DB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General_5f_DB-outline9" style:display-name="General_DB-outline9" style:family="presentation" style:parent-style-name="General_5f_DB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General_5f_DB-subtitle" style:display-name="General_DB-subtitle" style:family="presentation">
      <style:graphic-properties draw:stroke="none" draw:fill="none" draw:textarea-vertical-align="middle">
        <text:list-style style:name="General_5f_DB-subtitle" style:display-name="General_DB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eneral_5f_DB-title" style:display-name="General_DB-title" style:family="presentation">
      <style:graphic-properties draw:stroke="none" draw:fill="none" draw:textarea-vertical-align="middle">
        <text:list-style style:name="General_5f_DB-title" style:display-name="General_DB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5.3999996185303pt" fo:letter-spacing="normal" fo:language="en" fo:country="US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232f3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79cm" svg:stroke-color="#272f3d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79cm" svg:stroke-color="#444d58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General_5f_DB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General_5f_DB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General_5f_DB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General_5f_DB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0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Arial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8.624cm" svg:height="10.476cm" svg:x="1.482cm" svg:y="2.123cm" presentation:class="page"/>
        <draw:frame presentation:style-name="預設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General_5f_DB" style:display-name="General_DB" style:page-layout-name="PM1" draw:style-name="Mdp2">
      <draw:frame draw:name="Picture 9" draw:style-name="Mgr3" draw:text-style-name="MP7" draw:layer="backgroundobjects" svg:width="1.343cm" svg:height="0.806cm" svg:x="0.644cm" svg:y="14.321cm">
        <draw:image xlink:href="Pictures/10000001000004E6000002EEA16D32E2E387C21D.png" xlink:type="simple" xlink:show="embed" xlink:actuate="onLoad" draw:mime-type="image/png">
          <text:p/>
        </draw:image>
      </draw:frame>
      <draw:line draw:name="Straight Connector 15" draw:style-name="Mgr4" draw:text-style-name="MP7" draw:layer="backgroundobjects" svg:x1="0.644cm" svg:y1="13.941cm" svg:x2="27.446cm" svg:y2="13.942cm">
        <text:p/>
      </draw:line>
      <draw:line draw:name="Straight Connector 8" draw:style-name="Mgr5" draw:text-style-name="MP7" draw:layer="backgroundobjects" svg:x1="0.654cm" svg:y1="13.922cm" svg:x2="27.455cm" svg:y2="13.923cm">
        <text:p/>
      </draw:line>
      <draw:frame draw:name="Footer Placeholder 4" presentation:style-name="Mpr4" draw:text-style-name="MP9" draw:layer="backgroundobjects" svg:width="10.249cm" svg:height="0.838cm" svg:x="2.504cm" svg:y="14.354cm" presentation:class="footer" presentation:user-transformed="true">
        <draw:text-box>
          <text:p text:style-name="MP8"><text:span text:style-name="MT2"><presentation:footer/></text:span></text:p>
        </draw:text-box>
      </draw:frame>
      <draw:frame draw:name="Slide Number Placeholder 5" presentation:style-name="Mpr4" draw:text-style-name="MP11" draw:layer="backgroundobjects" svg:width="6.531cm" svg:height="0.838cm" svg:x="20.913cm" svg:y="14.354cm" presentation:class="page-number" presentation:user-transformed="true">
        <draw:text-box>
          <text:p text:style-name="MP10"><text:span text:style-name="MT3"><text:page-number>&lt;編號&gt;</text:page-number></text:span></text:p>
        </draw:text-box>
      </draw:frame>
      <draw:frame draw:name="Title Placeholder 1" presentation:style-name="Mpr5" draw:text-style-name="MP13" draw:layer="backgroundobjects" svg:width="26.892cm" svg:height="1.479cm" svg:x="0.553cm" svg:y="0.838cm" presentation:class="title" presentation:user-transformed="true">
        <draw:text-box>
          <text:p text:style-name="MP12"><text:span text:style-name="MT4">Click to edit Master title style</text:span></text:p>
        </draw:text-box>
      </draw:frame>
      <draw:frame presentation:style-name="General_5f_DB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General_5f_DB-title" draw:layer="backgroundobjects" svg:width="19.19cm" svg:height="10.476cm" svg:x="1.199cm" svg:y="2.123cm" presentation:class="page"/>
        <draw:frame presentation:style-name="General_5f_DB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08T22:40:32.042000000</meta:creation-date>
    <dc:date>2022-04-09T19:38:24.811000000</dc:date>
    <meta:editing-duration>PT4M32S</meta:editing-duration>
    <meta:editing-cycles>2</meta:editing-cycles>
    <meta:generator>LibreOffice/7.3.0.3$Windows_X86_64 LibreOffice_project/0f246aa12d0eee4a0f7adcefbf7c878fc2238db3</meta:generator>
    <meta:document-statistic meta:object-count="160"/>
  </office:meta>
</office:document-meta>
</file>